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3.302cm" svg:height="2.54cm" svg:x="2.794cm" svg:y="6.35cm">
          <text:p/>
        </draw:rect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ry Woods</meta:initial-creator>
    <meta:creation-date>2026-01-01T01:49:05</meta:creation-date>
    <meta:editing-duration>PT2H41M35S</meta:editing-duration>
    <meta:editing-cycles>2</meta:editing-cycles>
    <dc:date>2026-01-01T05:01:00</dc:date>
    <dc:creator>Jerry Woods</dc:creator>
    <meta:document-statistic meta:object-count="24"/>
    <meta:generator>OpenOffice/4.1.15$Unix OpenOffice.org_project/4115m2$Build-9813</meta:generator>
  </office:meta>
</office:document-meta>
</file>